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05cm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margin-left="0cm" fo:margin-right="0cm" fo:margin-top="0.1cm" fo:margin-bottom="0.1cm" fo:line-height="100%" fo:text-indent="0cm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style-name="Обычный" style:font-family-generic="roman" fo:font-size="12pt" style:font-family-asian="'Times New Roman'" style:font-style-name-asian="Обычный" style:font-family-generic-asian="roman" style:font-size-asian="12pt" style:font-family-complex="'Times New Roman'" style:font-style-name-complex="Обычный" style:font-family-generic-complex="roman" style:font-size-complex="12pt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sub 58%" fo:font-family="'Times New Roman'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0.8cm" svg:height="0.8cm" svg:x="6.6cm" svg:y="4.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714cm" svg:height="0.963cm" svg:x="6.961cm" svg:y="5.412cm">
          <draw:text-box>
            <text:p>-</text:p>
          </draw:text-box>
        </draw:frame>
        <draw:frame draw:style-name="gr3" draw:text-style-name="P2" xml:id="id9" draw:id="id9" draw:layer="layout" svg:width="1.45cm" svg:height="0.734cm" svg:x="4.125cm" svg:y="4.825cm">
          <draw:text-box>
            <text:p><text:span text:style-name="T1">x[n]</text:span></text:p>
          </draw:text-box>
        </draw:frame>
        <draw:rect draw:style-name="gr4" draw:text-style-name="P3" xml:id="id2" draw:id="id2" draw:layer="layout" svg:width="3.2cm" svg:height="1.2cm" svg:x="9cm" svg:y="4.6cm">
          <text:p text:style-name="P1"><text:span text:style-name="T1">Кодер </text:span></text:p>
          <text:p text:style-name="P1"><text:span text:style-name="T1">(квантователь)</text:span></text:p>
        </draw:rect>
        <draw:connector draw:style-name="gr5" draw:text-style-name="P1" draw:layer="layout" svg:x1="7.4cm" svg:y1="5.2cm" svg:x2="9cm" svg:y2="5.2cm" draw:start-shape="id1" draw:start-glue-point="10" draw:end-shape="id2" draw:end-glue-point="3" svg:d="m7400 5200h1600">
          <text:p/>
        </draw:connector>
        <draw:rect draw:style-name="gr4" draw:text-style-name="P3" xml:id="id4" draw:id="id4" draw:layer="layout" svg:width="3.2cm" svg:height="1.2cm" svg:x="12cm" svg:y="6.4cm">
          <text:p text:style-name="P1"><text:span text:style-name="T1">Декодер </text:span></text:p>
          <text:p text:style-name="P1"><text:span text:style-name="T1">(квантователь)</text:span></text:p>
        </draw:rect>
        <draw:rect draw:style-name="gr4" draw:text-style-name="P3" xml:id="id3" draw:id="id3" draw:layer="layout" svg:width="3.2cm" svg:height="1.2cm" svg:x="9.2cm" svg:y="9.6cm">
          <text:p text:style-name="P1"><text:span text:style-name="T1">Предсказатель</text:span></text:p>
        </draw:rect>
        <draw:connector draw:style-name="gr5" draw:text-style-name="P1" draw:layer="layout" svg:x1="9.2cm" svg:y1="10.2cm" svg:x2="7cm" svg:y2="5.6cm" draw:start-shape="id3" draw:start-glue-point="3" draw:end-shape="id1" draw:end-glue-point="8" svg:d="m9200 10200h-2200v-4600">
          <text:p/>
        </draw:connector>
        <draw:frame draw:style-name="gr3" draw:text-style-name="P2" draw:layer="layout" svg:width="1.45cm" svg:height="0.734cm" svg:x="7.45cm" svg:y="4.555cm">
          <draw:text-box>
            <text:p><text:span text:style-name="T1">e[n]</text:span></text:p>
          </draw:text-box>
        </draw:frame>
        <draw:frame draw:style-name="gr3" draw:text-style-name="P2" draw:layer="layout" svg:width="1.45cm" svg:height="0.734cm" svg:x="14.125cm" svg:y="4.455cm">
          <draw:text-box>
            <text:p><text:span text:style-name="T1">i[n]</text:span></text:p>
          </draw:text-box>
        </draw:frame>
        <draw:frame draw:style-name="gr3" draw:text-style-name="P2" draw:layer="layout" svg:width="1.45cm" svg:height="0.734cm" svg:x="13.925cm" svg:y="7.95cm">
          <draw:text-box>
            <text:p><text:span text:style-name="T2">ê</text:span><text:span text:style-name="T1">[n]</text:span></text:p>
          </draw:text-box>
        </draw:frame>
        <draw:connector draw:style-name="gr5" draw:text-style-name="P1" draw:layer="layout" svg:x1="12.2cm" svg:y1="5.2cm" svg:x2="15.984cm" svg:y2="5.198cm" draw:start-shape="id2" draw:start-glue-point="1" svg:d="m12200 5200h2143v-2h1641">
          <text:p/>
        </draw:connector>
        <draw:line draw:style-name="gr5" draw:text-style-name="P1" draw:layer="layout" svg:x1="4.036cm" svg:y1="12.075cm" svg:x2="6.036cm" svg:y2="12.075cm">
          <text:p/>
        </draw:line>
        <draw:rect draw:style-name="gr4" draw:text-style-name="P3" xml:id="id6" draw:id="id6" draw:layer="layout" svg:width="3.2cm" svg:height="1.2cm" svg:x="6cm" svg:y="11.6cm">
          <text:p text:style-name="P1"><text:span text:style-name="T1">Декодер</text:span></text:p>
          <text:p text:style-name="P1"><text:span text:style-name="T1">(квантователь)</text:span></text:p>
        </draw:rect>
        <draw:rect draw:style-name="gr4" draw:text-style-name="P3" xml:id="id8" draw:id="id8" draw:layer="layout" svg:width="3.225cm" svg:height="1.2cm" svg:x="10.6cm" svg:y="13.4cm">
          <text:p text:style-name="P1"><text:span text:style-name="T1">Предсказатель</text:span></text:p>
        </draw:rect>
        <draw:frame draw:style-name="gr3" draw:text-style-name="P2" draw:layer="layout" svg:width="1.45cm" svg:height="0.734cm" svg:x="4.386cm" svg:y="11.3cm">
          <draw:text-box>
            <text:p><text:span text:style-name="T1">i[n]</text:span></text:p>
          </draw:text-box>
        </draw:frame>
        <draw:frame draw:style-name="gr3" draw:text-style-name="P2" draw:layer="layout" svg:width="1.45cm" svg:height="0.734cm" svg:x="9.225cm" svg:y="11.05cm">
          <draw:text-box>
            <text:p><text:span text:style-name="T2">ê</text:span><text:span text:style-name="T1">[n]</text:span></text:p>
          </draw:text-box>
        </draw:frame>
        <draw:frame draw:style-name="gr3" draw:text-style-name="P2" draw:layer="layout" svg:width="1.45cm" svg:height="0.829cm" svg:x="9.15cm" svg:y="13.15cm">
          <draw:text-box>
            <text:p text:style-name="P4"><text:span text:style-name="T3">x</text:span><text:span text:style-name="T4">p</text:span><text:span text:style-name="T3">[n]</text:span></text:p>
          </draw:text-box>
        </draw:frame>
        <draw:custom-shape draw:style-name="gr1" draw:text-style-name="P1" xml:id="id7" draw:id="id7" draw:layer="layout" svg:width="0.8cm" svg:height="0.8cm" svg:x="10cm" svg:y="11.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cm" svg:height="0.8cm" svg:x="13.2cm" svg:y="8.8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2cm" svg:y1="5.2cm" svg:x2="13.6cm" svg:y2="6.4cm" draw:start-shape="id2" draw:start-glue-point="1" draw:end-shape="id4" svg:d="m12200 5200h1400v1200">
          <text:p/>
        </draw:connector>
        <draw:connector draw:style-name="gr5" draw:text-style-name="P1" draw:layer="layout" svg:x1="13.6cm" svg:y1="7.6cm" svg:x2="13.6cm" svg:y2="8.8cm" draw:start-shape="id4" draw:start-glue-point="2" draw:end-shape="id5" draw:end-glue-point="4" svg:d="m13600 7600v1200">
          <text:p/>
        </draw:connector>
        <draw:connector draw:style-name="gr5" draw:text-style-name="P1" draw:layer="layout" svg:x1="13.6cm" svg:y1="9.6cm" svg:x2="12.4cm" svg:y2="10.2cm" draw:start-shape="id5" draw:start-glue-point="8" draw:end-shape="id3" draw:end-glue-point="1" svg:d="m13600 9600v600h-1200">
          <text:p/>
        </draw:connector>
        <draw:connector draw:style-name="gr5" draw:text-style-name="P1" draw:layer="layout" svg:x1="7cm" svg:y1="5.6cm" svg:x2="13.2cm" svg:y2="9.2cm" draw:start-shape="id1" draw:start-glue-point="8" draw:end-shape="id5" draw:end-glue-point="6" svg:d="m7000 5600v3600h6200">
          <text:p/>
        </draw:connector>
        <draw:connector draw:style-name="gr5" draw:text-style-name="P1" draw:layer="layout" svg:x1="9.2cm" svg:y1="12.2cm" svg:x2="10cm" svg:y2="12.2cm" draw:start-shape="id6" draw:start-glue-point="1" draw:end-shape="id7" draw:end-glue-point="6" svg:d="m9200 12200h800">
          <text:p/>
        </draw:connector>
        <draw:connector draw:style-name="gr5" draw:text-style-name="P1" draw:layer="layout" svg:x1="10.6cm" svg:y1="14cm" svg:x2="10.4cm" svg:y2="12.6cm" draw:start-shape="id8" draw:start-glue-point="3" draw:end-shape="id7" draw:end-glue-point="8" svg:d="m10600 14000h-200v-1400">
          <text:p/>
        </draw:connector>
        <draw:connector draw:style-name="gr5" draw:text-style-name="P1" draw:layer="layout" draw:line-skew="0.063cm" svg:x1="10.8cm" svg:y1="12.2cm" svg:x2="13.825cm" svg:y2="14cm" draw:start-shape="id7" draw:start-glue-point="10" draw:end-shape="id8" draw:end-glue-point="1" svg:d="m10800 12200h3589v1800h-564">
          <text:p/>
        </draw:connector>
        <draw:connector draw:style-name="gr5" draw:text-style-name="P1" draw:layer="layout" svg:x1="5.575cm" svg:y1="5.192cm" svg:x2="6.6cm" svg:y2="5.2cm" draw:start-shape="id9" draw:start-glue-point="1" draw:end-shape="id1" draw:end-glue-point="6" svg:d="m5575 5192h512v8h513">
          <text:p/>
        </draw:connector>
        <draw:frame draw:style-name="gr6" draw:layer="layout" svg:width="1cm" svg:height="0.482cm" svg:x="14.4cm" svg:y="11.5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.174cm" svg:height="0.542cm" svg:x="5.75cm" svg:y="9.3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5" draw:text-style-name="P1" draw:layer="layout" svg:x1="10.8cm" svg:y1="12.2cm" svg:x2="16.031cm" svg:y2="12.202cm" draw:start-shape="id7" draw:start-glue-point="10" svg:d="m10800 12200h2866v2h2365">
          <text:p/>
        </draw:connector>
        <draw:frame draw:style-name="gr6" draw:layer="layout" svg:width="1cm" svg:height="0.482cm" svg:x="13.725cm" svg:y="9.8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gor </meta:initial-creator>
    <meta:creation-date>2011-12-06T16:53:37.51</meta:creation-date>
    <dc:date>2012-01-06T15:49:33.72</dc:date>
    <meta:editing-duration>PT1H25M52S</meta:editing-duration>
    <meta:editing-cycles>5</meta:editing-cycles>
    <meta:generator>OpenOffice.org/3.3$Win32 OpenOffice.org_project/330m20$Build-9567</meta:generator>
    <meta:document-statistic meta:object-count="32"/>
  </office:meta>
</office:document-meta>
</file>

<file path=Object 1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 [n]</annotation>
  </semantics>
</math>
</file>

<file path=Object 2/content.xml><?xml version="1.0" encoding="utf-8"?>
<math xmlns="http://www.w3.org/1998/Math/MathML">
  <semantics>
    <mrow>
      <msub>
        <mi>x</mi>
        <mi>p</mi>
      </msub>
      <mrow>
        <mo stretchy="false">[</mo>
        <mi>n</mi>
        <mo stretchy="false">]</mo>
      </mrow>
    </mrow>
    <annotation encoding="StarMath 5.0">x_p [n]</annotation>
  </semantics>
</math>
</file>

<file path=Object 3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 [n]</annotation>
  </semantics>
</math>
</file>